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19000002EA0000036523ABE6FC.bmp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round" svg:stroke-linecap="butt" draw:fill="solid" draw:fill-color="#0066cc" draw:textarea-horizontal-align="center" draw:textarea-vertical-align="to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5" style:family="graphic" style:parent-style-name="objectwithoutfill">
      <style:graphic-properties svg:stroke-color="#0066cc"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color="#0066cc"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6cm"/>
    </style:style>
    <style:style style:name="gr8" style:family="graphic" style:parent-style-name="standard">
      <style:graphic-properties draw:stroke="solid" draw:stroke-dash="Dash_20_2" svg:stroke-width="0cm" svg:stroke-color="#0066cc" draw:stroke-linejoin="round" svg:stroke-linecap="butt" draw:fill="solid" draw:fill-color="#ffffff" draw:textarea-horizontal-align="center" draw:textarea-vertical-align="top"/>
    </style:style>
    <style:style style:name="gr9" style:family="graphic" style:parent-style-name="objectwithoutfill">
      <style:graphic-properties draw:stroke="dash" draw:stroke-dash="Fine_20_Dashed" svg:stroke-color="#0066cc" draw:marker-end="Symmetric_20_Arrow" draw:marker-end-width="0.3cm" draw:fill="none" draw:textarea-vertical-align="middle"/>
    </style:style>
    <style:style style:name="gr10" style:family="graphic" style:parent-style-name="objectwithoutfill">
      <style:graphic-properties svg:stroke-color="#0066cc" draw:marker-start="Arrow" draw:marker-end="Double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2.775cm"/>
    </style:style>
    <style:style style:name="gr12" style:family="graphic" style:parent-style-name="objectwithoutfill">
      <style:graphic-properties draw:stroke="dash" draw:stroke-dash="Fine_20_Dashed" svg:stroke-color="#0066cc" draw:marker-end="Doubl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897cm" fo:min-width="3.304cm"/>
    </style:style>
    <style:style style:name="gr14" style:family="graphic" style:parent-style-name="objectwithoutfill">
      <style:graphic-properties svg:stroke-color="#0066cc" draw:marker-start="Arrow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66cc" draw:marker-start="Double_20_Arrow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897cm" fo:min-width="3.973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cm" fo:min-width="3.973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cm" fo:min-width="4.3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style:font-size-asian="14pt" style:font-size-complex="14pt"/>
    </style:style>
    <style:style style:name="P3" style:family="paragraph">
      <style:text-properties fo:color="#ffffff" fo:font-size="12pt"/>
    </style:style>
    <style:style style:name="P4" style:family="paragraph">
      <style:text-properties fo:color="#ffffff" fo:font-size="10pt"/>
    </style:style>
    <style:style style:name="P5" style:family="paragraph">
      <style:paragraph-properties fo:text-align="center"/>
      <style:text-properties fo:color="#004586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0066cc" fo:font-size="12pt"/>
    </style:style>
    <style:style style:name="P8" style:family="paragraph">
      <style:paragraph-properties fo:text-align="center"/>
      <style:text-properties fo:color="#0066cc" fo:font-size="14pt" style:font-size-asian="14pt" style:font-size-complex="14pt"/>
    </style:style>
    <style:style style:name="P9" style:family="paragraph">
      <style:paragraph-properties fo:text-align="center"/>
      <style:text-properties fo:color="#0066cc" fo:font-size="12pt" style:font-size-asian="12pt" style:font-size-complex="12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text-properties fo:font-size="10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color="#0066cc" fo:font-size="1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2pt"/>
    </style:style>
    <style:style style:name="T3" style:family="text">
      <style:text-properties fo:color="#ffffff" fo:font-size="10pt"/>
    </style:style>
    <style:style style:name="T4" style:family="text">
      <style:text-properties fo:color="#0066cc" fo:font-size="12pt" style:font-size-asian="12pt" style:font-size-complex="12pt"/>
    </style:style>
    <style:style style:name="T5" style:family="text">
      <style:text-properties fo:color="#004586" fo:font-size="12pt" style:font-size-asian="12pt" style:font-size-complex="12pt"/>
    </style:style>
    <style:style style:name="T6" style:family="text">
      <style:text-properties fo:color="#0066cc" fo:font-size="12pt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6.517cm" svg:height="4.558cm" svg:x="3.698cm" svg:y="1.441cm" svg:viewBox="0 0 6518 4559" svg:d="M0 456c0-250 61-456 135-456h6248c74 0 135 206 135 456v3647c0 253-61 456-135 456h-6248c-74 0-135-203-135-456z">
          <text:p text:style-name="P1"><text:span text:style-name="T1">FIDO Authenticator</text:span></text:p>
        </draw:path>
        <draw:frame draw:style-name="gr2" draw:text-style-name="P1" draw:layer="layout" svg:width="0.745cm" svg:height="0.868cm" svg:x="9cm" svg:y="4.632cm">
          <draw:image xlink:href="Pictures/20000019000002EA0000036523ABE6FC.bmp" xlink:type="simple" xlink:show="embed" xlink:actuate="onLoad">
            <text:p/>
          </draw:image>
        </draw:frame>
        <draw:frame draw:style-name="gr3" draw:text-style-name="P3" draw:layer="layout" svg:width="3.36cm" svg:height="0.725cm" svg:x="5.2cm" svg:y="4.7cm">
          <draw:text-box>
            <text:p><text:span text:style-name="T2">Attestation Key</text:span></text:p>
          </draw:text-box>
        </draw:frame>
        <draw:path draw:style-name="gr1" draw:text-style-name="P2" draw:layer="layout" svg:width="6.517cm" svg:height="4.558cm" svg:x="18.998cm" svg:y="1.442cm" svg:viewBox="0 0 6518 4559" svg:d="M0 456c0-250 61-456 135-456h6248c74 0 135 206 135 456v3647c0 253-61 456-135 456h-6248c-74 0-135-203-135-456z">
          <text:p text:style-name="P1"><text:span text:style-name="T1">FIDO Server</text:span></text:p>
        </draw:path>
        <draw:frame draw:style-name="gr4" draw:text-style-name="P4" draw:layer="layout" svg:width="3.1cm" svg:height="2.3cm" svg:x="19.1cm" svg:y="3.5cm">
          <draw:text-box>
            <text:p><text:span text:style-name="T3">1. Verify attestation object using trust anchor from Metadata</text:span></text:p>
          </draw:text-box>
        </draw:frame>
        <draw:frame draw:style-name="gr4" draw:text-style-name="P4" draw:layer="layout" svg:width="3.1cm" svg:height="2.3cm" svg:x="22.4cm" svg:y="3.5cm">
          <draw:text-box>
            <text:p><text:span text:style-name="T3">2. Support policy configuration using Metadata</text:span></text:p>
          </draw:text-box>
        </draw:frame>
        <draw:line draw:style-name="gr5" draw:text-style-name="P5" draw:layer="layout" svg:x1="10.2cm" svg:y1="3.8cm" svg:x2="19cm" svg:y2="3.8cm">
          <text:p text:style-name="P1"><text:span text:style-name="T4">Attestation Object</text:span></text:p>
          <text:p text:style-name="P1"><text:span text:style-name="T5"/></text:p>
        </draw:line>
        <draw:path draw:style-name="gr1" draw:text-style-name="P2" draw:layer="layout" svg:width="6.517cm" svg:height="4.558cm" svg:x="18.998cm" svg:y="9.443cm" svg:viewBox="0 0 6518 4559" svg:d="M0 456c0-250 61-456 135-456h6248c74 0 135 206 135 456v3647c0 253-61 456-135 456h-6248c-74 0-135-203-135-456z">
          <text:p text:style-name="P1"><text:span text:style-name="T1">Metadata Service</text:span></text:p>
        </draw:path>
        <draw:line draw:style-name="gr6" draw:text-style-name="P1" draw:layer="layout" svg:x1="22.3cm" svg:y1="9.4cm" svg:x2="22.3cm" svg:y2="6cm">
          <text:p/>
        </draw:line>
        <draw:frame draw:style-name="gr7" draw:text-style-name="P7" draw:layer="layout" svg:width="2.276cm" svg:height="0.725cm" svg:x="20.1cm" svg:y="7.301cm">
          <draw:text-box>
            <text:p text:style-name="P6"><text:span text:style-name="T6">Metadata</text:span></text:p>
          </draw:text-box>
        </draw:frame>
        <draw:path draw:style-name="gr8" draw:text-style-name="P8" draw:layer="layout" svg:width="6.517cm" svg:height="4.558cm" svg:x="3.698cm" svg:y="9.242cm" svg:viewBox="0 0 6518 4559" svg:d="M0 456c0-250 61-456 135-456h6248c74 0 135 206 135 456v3647c0 253-61 456-135 456h-6248c-74 0-135-203-135-456z">
          <text:p text:style-name="P1"><text:span text:style-name="T7">Authenticator Vendor</text:span></text:p>
        </draw:path>
        <draw:line draw:style-name="gr9" draw:text-style-name="P9" draw:layer="layout" svg:x1="10.2cm" svg:y1="11.6cm" svg:x2="19cm" svg:y2="11.6cm">
          <text:p text:style-name="P1"><text:span text:style-name="T4">Provide Metadata </text:span><text:span text:style-name="T4"><text:line-break/></text:span><text:span text:style-name="T4">as part of FIDO Certification</text:span></text:p>
        </draw:line>
      </draw:page>
      <draw:page draw:name="page2" draw:style-name="dp1" draw:master-page-name="Default">
        <draw:path draw:style-name="gr1" draw:text-style-name="P2" draw:layer="layout" svg:width="6.517cm" svg:height="4.558cm" svg:x="18.998cm" svg:y="1.442cm" svg:viewBox="0 0 6518 4559" svg:d="M0 456c0-250 61-456 135-456h6248c74 0 135 206 135 456v3647c0 253-61 456-135 456h-6248c-74 0-135-203-135-456z">
          <text:p text:style-name="P10"><text:span text:style-name="T1">FIDO Server</text:span></text:p>
        </draw:path>
        <draw:frame draw:style-name="gr4" draw:text-style-name="P4" draw:layer="layout" svg:width="3.1cm" svg:height="2.3cm" svg:x="19.1cm" svg:y="3.5cm">
          <draw:text-box>
            <text:p text:style-name="P11"><text:span text:style-name="T3">2. Download &amp; verify Metadata Statement from URL supplied in Metadata TOC</text:span></text:p>
          </draw:text-box>
        </draw:frame>
        <draw:frame draw:style-name="gr4" draw:text-style-name="P4" draw:layer="layout" svg:width="3.1cm" svg:height="2.3cm" svg:x="22.4cm" svg:y="3.5cm">
          <draw:text-box>
            <text:p text:style-name="P11"><text:span text:style-name="T3">1. Download &amp; verify Metadata TOC from well-known URL</text:span></text:p>
          </draw:text-box>
        </draw:frame>
        <draw:path draw:style-name="gr1" draw:text-style-name="P2" draw:layer="layout" svg:width="6.517cm" svg:height="4.558cm" svg:x="18.998cm" svg:y="9.443cm" svg:viewBox="0 0 6518 4559" svg:d="M0 456c0-250 61-456 135-456h6248c74 0 135 206 135 456v3647c0 253-61 456-135 456h-6248c-74 0-135-203-135-456z">
          <text:p text:style-name="P10"><text:span text:style-name="T1">Metadata Service</text:span></text:p>
        </draw:path>
        <draw:line draw:style-name="gr10" draw:text-style-name="P1" draw:layer="layout" svg:x1="24.5cm" svg:y1="9.4cm" svg:x2="24.5cm" svg:y2="6cm">
          <text:p/>
        </draw:line>
        <draw:frame draw:style-name="gr11" draw:text-style-name="P13" draw:layer="layout" svg:width="3.275cm" svg:height="1.199cm" svg:x="22.9cm" svg:y="7.301cm">
          <draw:text-box>
            <text:p text:style-name="P12"><text:span text:style-name="T6">Download</text:span><text:span text:style-name="T6"><text:line-break/></text:span><text:span text:style-name="T6">Metadata TOC</text:span></text:p>
          </draw:text-box>
        </draw:frame>
        <draw:path draw:style-name="gr8" draw:text-style-name="P8" draw:layer="layout" svg:width="6.517cm" svg:height="4.558cm" svg:x="3.698cm" svg:y="9.242cm" svg:viewBox="0 0 6518 4559" svg:d="M0 456c0-250 61-456 135-456h6248c74 0 135 206 135 456v3647c0 253-61 456-135 456h-6248c-74 0-135-203-135-456z">
          <text:p text:style-name="P10"><text:span text:style-name="T7">Authenticator Vendor</text:span></text:p>
        </draw:path>
        <draw:line draw:style-name="gr12" draw:text-style-name="P9" draw:layer="layout" svg:x1="10.2cm" svg:y1="11.6cm" svg:x2="19cm" svg:y2="11.6cm">
          <text:p text:style-name="P12"><text:span text:style-name="T4">Provide Metadata </text:span><text:span text:style-name="T4"><text:line-break/></text:span><text:span text:style-name="T4">as part of FIDO Certification</text:span></text:p>
        </draw:line>
        <draw:line draw:style-name="gr10" draw:text-style-name="P1" draw:layer="layout" svg:x1="20.8cm" svg:y1="9.4cm" svg:x2="20.8cm" svg:y2="6cm">
          <text:p/>
        </draw:line>
        <draw:frame draw:style-name="gr13" draw:text-style-name="P13" draw:layer="layout" svg:width="3.804cm" svg:height="2.147cm" svg:x="18.901cm" svg:y="6.702cm">
          <draw:text-box>
            <text:p text:style-name="P12"><text:span text:style-name="T6">Download</text:span><text:span text:style-name="T6"><text:line-break/></text:span><text:span text:style-name="T6">Metadata </text:span><text:span text:style-name="T6"><text:line-break/></text:span><text:span text:style-name="T6">Statement from</text:span><text:span text:style-name="T6"><text:line-break/></text:span><text:span text:style-name="T6">Metadata Service</text:span></text:p>
          </draw:text-box>
        </draw:frame>
        <draw:line draw:style-name="gr14" draw:text-style-name="P1" draw:layer="layout" svg:x1="6.9cm" svg:y1="9.2cm" svg:x2="6.9cm" svg:y2="5.2cm">
          <text:p/>
        </draw:line>
        <draw:line draw:style-name="gr15" draw:text-style-name="P1" draw:layer="layout" svg:x1="19cm" svg:y1="5.2cm" svg:x2="6.9cm" svg:y2="5.2cm">
          <text:p/>
        </draw:line>
        <draw:frame draw:style-name="gr16" draw:text-style-name="P13" draw:layer="layout" svg:width="4.477cm" svg:height="2.147cm" svg:x="9.801cm" svg:y="4.203cm">
          <draw:text-box>
            <text:p text:style-name="P12"><text:span text:style-name="T6">Download</text:span><text:span text:style-name="T6"><text:line-break/></text:span><text:span text:style-name="T6">Metadata </text:span><text:span text:style-name="T6"><text:line-break/></text:span><text:span text:style-name="T6">Statement from</text:span><text:span text:style-name="T6"><text:line-break/></text:span><text:span text:style-name="T6">Authenticator Vendor</text:span></text:p>
          </draw:text-box>
        </draw:frame>
        <draw:line draw:style-name="gr10" draw:text-style-name="P1" draw:layer="layout" svg:x1="3.8cm" svg:y1="3.8cm" svg:x2="3.8cm" svg:y2="1.7cm">
          <text:p/>
        </draw:line>
        <draw:frame draw:style-name="gr17" draw:text-style-name="P13" draw:layer="layout" svg:width="4.473cm" svg:height="0.8cm" svg:x="4.1cm" svg:y="1.7cm">
          <draw:text-box>
            <text:p text:style-name="P12"><text:span text:style-name="T6">Direction of data flow</text:span></text:p>
          </draw:text-box>
        </draw:frame>
        <draw:frame draw:style-name="gr18" draw:text-style-name="P13" draw:layer="layout" svg:width="4.828cm" svg:height="0.8cm" svg:x="4.101cm" svg:y="3.2cm">
          <draw:text-box>
            <text:p text:style-name="P12"><text:span text:style-name="T6">Direction of 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linecap="round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lf Lindemann</meta:initial-creator>
    <meta:creation-date>2014-08-28T12:20:25.43</meta:creation-date>
    <dc:date>2014-09-01T09:35:53</dc:date>
    <dc:creator>S M</dc:creator>
    <meta:editing-duration>PT14M43S</meta:editing-duration>
    <meta:editing-cycles>10</meta:editing-cycles>
    <meta:generator>OpenOffice/4.1.0$Unix OpenOffice.org_project/410m18$Build-9764</meta:generator>
    <meta:document-statistic meta:object-count="28"/>
  </office:meta>
</office:document-meta>
</file>